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LM Roman 12" svg:font-family="'LM Roman 12'" style:font-pitch="variable"/>
    <style:font-face style:name="DejaVu Sans Mono" svg:font-family="'DejaVu Sans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_20_concave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marker-start="Arrow_20_concave" draw:marker-end="Arrow_20_concave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8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28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342cm"/>
      <style:paragraph-properties style:writing-mode="lr-tb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LM Roman 12"/>
    </style:style>
    <style:style style:name="P3" style:family="paragraph">
      <loext:graphic-properties draw:fill="none" draw:fill-color="#ffffff"/>
      <style:paragraph-properties style:writing-mode="lr-tb"/>
      <style:text-properties style:font-name="LM Roman 12" fo:font-size="9pt" style:font-size-asian="9pt" style:font-size-complex="9pt"/>
    </style:style>
    <style:style style:name="P4" style:family="paragraph">
      <loext:graphic-properties draw:fill="none" draw:fill-color="#ffffff"/>
      <style:paragraph-properties style:writing-mode="lr-tb"/>
      <style:text-properties style:font-name="LM Roman 12" fo:font-size="13pt" style:font-size-asian="10.5pt" style:font-size-complex="10.5pt"/>
    </style:style>
    <style:style style:name="P5" style:family="paragraph">
      <loext:graphic-properties draw:fill="none" draw:fill-color="#ffffff"/>
      <style:paragraph-properties style:writing-mode="lr-tb"/>
      <style:text-properties style:font-name="LM Roman 12" fo:font-size="13pt" style:font-size-asian="9pt" style:font-size-complex="9pt"/>
    </style:style>
    <style:style style:name="P6" style:family="paragraph">
      <style:paragraph-properties fo:text-align="center"/>
      <style:text-properties style:font-name="LM Roman 12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LM Roman 12" fo:font-size="13pt" style:font-size-asian="9pt" style:font-size-complex="9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LM Roman 12" fo:font-size="13pt" style:font-size-asian="13pt" style:font-size-complex="13pt"/>
    </style:style>
    <style:style style:name="T2" style:family="text">
      <style:text-properties style:text-position="-33% 58%" style:font-name="LM Roman 12" fo:font-size="13pt" style:font-size-asian="13pt" style:font-size-complex="13pt"/>
    </style:style>
    <style:style style:name="T3" style:family="text">
      <style:text-properties fo:font-size="13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15cm" svg:y1="6.452cm" svg:x2="27.268cm" svg:y2="6.452cm">
          <text:p/>
        </draw:line>
        <draw:line draw:style-name="gr2" draw:text-style-name="P1" draw:layer="layout" svg:x1="2.415cm" svg:y1="6.452cm" svg:x2="10.152cm" svg:y2="2.701cm">
          <text:p/>
        </draw:line>
        <draw:line draw:style-name="gr2" draw:text-style-name="P1" draw:layer="layout" svg:x1="17.889cm" svg:y1="6.452cm" svg:x2="10.152cm" svg:y2="2.701cm">
          <text:p/>
        </draw:line>
        <draw:line draw:style-name="gr2" draw:text-style-name="P1" draw:layer="layout" svg:x1="17.89cm" svg:y1="6.452cm" svg:x2="25.627cm" svg:y2="2.701cm">
          <text:p/>
        </draw:line>
        <draw:line draw:style-name="gr3" draw:text-style-name="P1" draw:layer="layout" svg:x1="2.415cm" svg:y1="2.701cm" svg:x2="10.152cm" svg:y2="2.701cm">
          <text:p/>
        </draw:line>
        <draw:line draw:style-name="gr1" draw:text-style-name="P1" draw:layer="layout" svg:x1="2.415cm" svg:y1="11.61cm" svg:x2="2.415cm" svg:y2="0.825cm">
          <text:p/>
        </draw:line>
        <draw:line draw:style-name="gr3" draw:text-style-name="P1" draw:layer="layout" svg:x1="2.415cm" svg:y1="3.873cm" svg:x2="26.33cm" svg:y2="3.873cm">
          <text:p/>
        </draw:line>
        <draw:line draw:style-name="gr3" draw:text-style-name="P1" draw:layer="layout" svg:x1="2.415cm" svg:y1="4.427cm" svg:x2="26.33cm" svg:y2="4.427cm">
          <text:p/>
        </draw:line>
        <draw:line draw:style-name="gr4" draw:text-style-name="P1" draw:layer="layout" svg:x1="6.569cm" svg:y1="4.427cm" svg:x2="6.569cm" svg:y2="11.61cm">
          <text:p/>
        </draw:line>
        <draw:line draw:style-name="gr1" draw:text-style-name="P1" draw:layer="layout" svg:x1="2.415cm" svg:y1="9.031cm" svg:x2="27.268cm" svg:y2="9.031cm">
          <text:p/>
        </draw:line>
        <draw:line draw:style-name="gr1" draw:text-style-name="P1" draw:layer="layout" svg:x1="2.415cm" svg:y1="11.61cm" svg:x2="27.268cm" svg:y2="11.61cm">
          <text:p/>
        </draw:line>
        <draw:line draw:style-name="gr4" draw:text-style-name="P1" draw:layer="layout" svg:x1="13.714cm" svg:y1="4.427cm" svg:x2="13.714cm" svg:y2="11.61cm">
          <text:p/>
        </draw:line>
        <draw:line draw:style-name="gr4" draw:text-style-name="P1" draw:layer="layout" svg:x1="22.11cm" svg:y1="4.427cm" svg:x2="22.11cm" svg:y2="11.61cm">
          <text:p/>
        </draw:line>
        <draw:line draw:style-name="gr4" draw:text-style-name="P1" draw:layer="layout" svg:x1="7.723cm" svg:y1="3.873cm" svg:x2="7.723cm" svg:y2="11.61cm">
          <text:p/>
        </draw:line>
        <draw:line draw:style-name="gr4" draw:text-style-name="P1" draw:layer="layout" svg:x1="12.575cm" svg:y1="3.873cm" svg:x2="12.575cm" svg:y2="11.61cm">
          <text:p/>
        </draw:line>
        <draw:line draw:style-name="gr4" draw:text-style-name="P1" draw:layer="layout" svg:x1="23.199cm" svg:y1="3.873cm" svg:x2="23.199cm" svg:y2="11.61cm">
          <text:p/>
        </draw:line>
        <draw:line draw:style-name="gr5" draw:text-style-name="P1" draw:layer="layout" svg:x1="6.571cm" svg:y1="11.557cm" svg:x2="13.716cm" svg:y2="11.557cm">
          <text:p/>
        </draw:line>
        <draw:line draw:style-name="gr5" draw:text-style-name="P1" draw:layer="layout" svg:x1="2.413cm" svg:y1="9.906cm" svg:x2="6.567cm" svg:y2="9.906cm">
          <text:p/>
        </draw:line>
        <draw:line draw:style-name="gr5" draw:text-style-name="P1" draw:layer="layout" svg:x1="13.702cm" svg:y1="9.906cm" svg:x2="22.098cm" svg:y2="9.906cm">
          <text:p/>
        </draw:line>
        <draw:line draw:style-name="gr5" draw:text-style-name="P1" draw:layer="layout" svg:x1="22.098cm" svg:y1="11.557cm" svg:x2="26.318cm" svg:y2="11.557cm">
          <text:p/>
        </draw:line>
        <draw:line draw:style-name="gr5" draw:text-style-name="P1" draw:layer="layout" svg:x1="6.569cm" svg:y1="11.64cm" svg:x2="6.569cm" svg:y2="9.886cm">
          <text:p/>
        </draw:line>
        <draw:line draw:style-name="gr5" draw:text-style-name="P1" draw:layer="layout" svg:x1="13.679cm" svg:y1="11.64cm" svg:x2="13.679cm" svg:y2="9.886cm">
          <text:p/>
        </draw:line>
        <draw:g>
          <draw:line draw:style-name="gr5" draw:text-style-name="P1" draw:layer="layout" svg:x1="2.439cm" svg:y1="7.366cm" svg:x2="7.747cm" svg:y2="7.366cm">
            <text:p/>
          </draw:line>
          <draw:line draw:style-name="gr5" draw:text-style-name="P1" draw:layer="layout" svg:x1="12.573cm" svg:y1="7.366cm" svg:x2="23.19cm" svg:y2="7.366cm">
            <text:p/>
          </draw:line>
          <draw:line draw:style-name="gr5" draw:text-style-name="P1" draw:layer="layout" svg:x1="7.721cm" svg:y1="9.017cm" svg:x2="12.573cm" svg:y2="9.017cm">
            <text:p/>
          </draw:line>
          <draw:line draw:style-name="gr5" draw:text-style-name="P1" draw:layer="layout" svg:x1="23.241cm" svg:y1="9.017cm" svg:x2="26.372cm" svg:y2="9.017cm">
            <text:p/>
          </draw:line>
          <draw:line draw:style-name="gr5" draw:text-style-name="P1" draw:layer="layout" svg:x1="7.723cm" svg:y1="9.061cm" svg:x2="7.723cm" svg:y2="7.307cm">
            <text:p/>
          </draw:line>
          <draw:line draw:style-name="gr5" draw:text-style-name="P1" draw:layer="layout" svg:x1="12.575cm" svg:y1="9.061cm" svg:x2="12.575cm" svg:y2="7.307cm">
            <text:p/>
          </draw:line>
          <draw:line draw:style-name="gr5" draw:text-style-name="P1" draw:layer="layout" svg:x1="23.199cm" svg:y1="9.064cm" svg:x2="23.199cm" svg:y2="7.31cm">
            <text:p/>
          </draw:line>
        </draw:g>
        <draw:line draw:style-name="gr5" draw:text-style-name="P1" draw:layer="layout" svg:x1="22.11cm" svg:y1="11.638cm" svg:x2="22.11cm" svg:y2="9.884cm">
          <text:p/>
        </draw:line>
        <draw:line draw:style-name="gr4" draw:text-style-name="P1" draw:layer="layout" svg:x1="17.89cm" svg:y1="1.294cm" svg:x2="17.89cm" svg:y2="11.61cm">
          <text:p/>
        </draw:line>
        <draw:line draw:style-name="gr6" draw:text-style-name="P1" draw:layer="layout" svg:x1="2.415cm" svg:y1="1.763cm" svg:x2="17.889cm" svg:y2="1.763cm">
          <text:p/>
        </draw:line>
        <draw:frame draw:style-name="gr7" draw:text-style-name="P3" draw:layer="layout" svg:width="1.584cm" svg:height="1.731cm" svg:x="9.144cm" svg:y="0.842cm">
          <draw:text-box>
            <text:p text:style-name="P2"><text:span text:style-name="T1">T</text:span><text:span text:style-name="T2">PWM</text:span></text:p>
          </draw:text-box>
        </draw:frame>
        <draw:frame draw:style-name="gr8" draw:text-style-name="P4" draw:layer="layout" svg:width="1.726cm" svg:height="1.537cm" svg:x="0.889cm" svg:y="2.345cm">
          <draw:text-box>
            <text:p text:style-name="P2"><text:span text:style-name="T3">ARR</text:span></text:p>
          </draw:text-box>
        </draw:frame>
        <draw:frame draw:style-name="gr9" draw:text-style-name="P5" draw:layer="layout" svg:width="0.633cm" svg:height="0.894cm" svg:x="27.053cm" svg:y="11.666cm">
          <draw:text-box>
            <text:p text:style-name="P2"><text:span text:style-name="T3">t</text:span></text:p>
          </draw:text-box>
        </draw:frame>
        <draw:frame draw:style-name="gr8" draw:text-style-name="P5" draw:layer="layout" svg:width="2.004cm" svg:height="1.537cm" svg:x="0.635cm" svg:y="3.488cm">
          <draw:text-box>
            <text:p text:style-name="P2"><text:span text:style-name="T3">CCR1</text:span></text:p>
          </draw:text-box>
        </draw:frame>
        <draw:frame draw:style-name="gr10" draw:text-style-name="P5" draw:layer="layout" svg:width="1.98cm" svg:height="1.592cm" svg:x="0.635cm" svg:y="3.996cm">
          <draw:text-box>
            <text:p text:style-name="P2"><text:span text:style-name="T3">CCR2</text:span></text:p>
          </draw:text-box>
        </draw:frame>
        <draw:frame draw:style-name="gr8" draw:text-style-name="P7" draw:layer="layout" svg:width="1.949cm" svg:height="1.537cm" draw:transform="rotate (1.5707963267949) translate (1.599cm 9.315cm)">
          <draw:text-box>
            <text:p text:style-name="P6"><text:span text:style-name="T3">PWM1</text:span></text:p>
          </draw:text-box>
        </draw:frame>
        <draw:line draw:style-name="gr1" draw:text-style-name="P1" draw:layer="layout" svg:x1="2.415cm" svg:y1="11.612cm" svg:x2="2.415cm" svg:y2="9.266cm">
          <text:p/>
        </draw:line>
        <draw:line draw:style-name="gr1" draw:text-style-name="P1" draw:layer="layout" svg:x1="2.415cm" svg:y1="9.031cm" svg:x2="2.415cm" svg:y2="6.685cm">
          <text:p/>
        </draw:line>
        <draw:frame draw:style-name="gr8" draw:text-style-name="P7" draw:layer="layout" svg:width="2.123cm" svg:height="1.537cm" draw:transform="rotate (1.5707963267949) translate (1.599cm 11.902cm)">
          <draw:text-box>
            <text:p text:style-name="P6"><text:span text:style-name="T3">PWM2</text:span></text:p>
          </draw:text-box>
        </draw:frame>
        <draw:g>
          <svg:title>TexMaths</svg:title>
          <svg:desc>12§display§\mathrm{f_{TIM} / (PSC + 1)}§svg§600§FALSE§</svg:desc>
          <draw:g>
            <draw:path draw:style-name="gr11" draw:text-style-name="P8" draw:layer="layout" svg:width="2.819cm" svg:height="0.376cm" draw:transform="rotate (0.4307472593922) translate (2.61389799250537cm 5.75331111543849cm)" svg:viewBox="0 0 2820 377" svg:d="M1411 377c-471 0-941 0-1411 0 0-126 0-251 0-377 940 0 1880 0 2820 0 0 126 0 251 0 377-470 0-939 0-1409 0z">
              <text:p/>
            </draw:path>
            <draw:path draw:style-name="gr12" draw:text-style-name="P9" draw:layer="layout" svg:width="0.136cm" svg:height="0.295cm" draw:transform="rotate (0.4307472593922) translate (2.60635846615603cm 5.75414144011247cm)" svg:viewBox="0 0 137 296" svg:d="M60 115c0-16 0-33 0-49 0-36 20-56 38-56 2 0 8 0 15 2-6 2-13 7-13 18 0 9 7 18 18 18 12 0 19-9 19-18 0-16-16-30-39-30-30 0-64 23-64 67 0 16 0 32 0 48-12 0-23 0-34 0 0 4 0 9 0 13 11 0 22 0 34 0 0 46 0 91 0 136 0 18-5 18-34 18 0 5 0 9 0 14 17 0 36-2 48-2 17 0 37 0 54 2 0-5 0-9 0-14-3 0-6 0-10 0-31 0-31-4-31-19 0-45 0-90 0-135 16 0 32 0 48 0 0-4 0-9 0-13-16 0-33 0-49 0z">
              <text:p/>
            </draw:path>
            <draw:path draw:style-name="gr12" draw:text-style-name="P9" draw:layer="layout" svg:width="0.211cm" svg:height="0.198cm" draw:transform="rotate (0.4307472593922) translate (2.78995389691031cm 5.8462714998024cm)" svg:viewBox="0 0 212 199" svg:d="M206 0c-66 0-132 0-199 0-2 22-5 45-7 67 4 0 7 0 11 0 3-50 12-56 57-56 6 0 15 0 18 0 6 1 6 5 6 11 0 51 0 102 0 153 0 9 0 13-30 13-4 0-8 0-13 0 0 3 0 7 0 11 15-2 42-2 58-2 15 0 42 0 56 2 0-4 0-8 0-11-4 0-8 0-12 0-31 0-31-4-31-13 0-51 0-102 0-153 0-6 0-10 7-11 3 0 11 0 17 0 17 0 30 0 40 6 13 7 15 26 15 27 1 8 3 15 4 23 3 0 6 0 9 0-2-22-4-45-6-67z">
              <text:p/>
            </draw:path>
            <draw:path draw:style-name="gr12" draw:text-style-name="P9" draw:layer="layout" svg:width="0.09cm" svg:height="0.2cm" draw:transform="rotate (0.4307472593922) translate (3.00913636923064cm 5.74291722423236cm)" svg:viewBox="0 0 91 201" svg:d="M60 24c0-10 0-13 24-13 2 0 5 0 7 0 0-4 0-7 0-11-2 0-33 1-45 1s-45-1-46-1c0 4 0 7 0 11 2 0 5 0 7 0 24 0 24 3 24 13 0 51 0 102 0 153 0 10 0 13-24 13-2 0-5 0-7 0 0 4 0 7 0 11 2 0 34-1 46-1s44 1 45 1c0-4 0-7 0-11-2 0-5 0-7 0-24 0-24-3-24-13 0-51 0-102 0-153z">
              <text:p/>
            </draw:path>
            <draw:path draw:style-name="gr12" draw:text-style-name="P9" draw:layer="layout" svg:width="0.265cm" svg:height="0.2cm" draw:transform="rotate (0.4307472593922) translate (3.12249736856548cm 5.69082492411035cm)" svg:viewBox="0 0 266 201" svg:d="M62 7c-2-7-4-7-10-7-18 0-35 0-52 0 0 4 0 7 0 11 2 0 5 0 7 0 23 0 23 2 23 13 0 48 0 96 0 145 0 8 0 21-30 21 0 4 0 7 0 11 12-1 24-1 36-1s24 0 36 1c0-4 0-7 0-11-30 0-30-13-30-21 0-52 0-103 0-155 26 60 51 120 77 180 1 3 2 7 7 7 2 0 5-1 7-6 26-61 52-123 78-184 0 55 0 111 0 166 0 10-1 13-23 13-2 0-4 0-7 0 0 4 0 7 0 11 13-1 30-1 42-1s29 0 43 1c0-4 0-7 0-11-2 0-4 0-7 0-23 0-23-3-23-13 0-51 0-102 0-153 0-10 0-13 23-13 3 0 5 0 7 0 0-4 0-7 0-11-17 0-34 0-51 0-6 0-9 0-11 6-24 55-47 111-71 166-23-55-47-110-71-165z">
              <text:p/>
            </draw:path>
            <draw:path draw:style-name="gr12" draw:text-style-name="P9" draw:layer="layout" svg:width="0.163cm" svg:height="0.419cm" draw:transform="rotate (0.4307472593922) translate (3.34719931796807cm 5.39263172414197cm)" svg:viewBox="0 0 164 420" svg:d="M162 17c2-6 2-7 2-9 0-4-3-8-8-8-4 0-6 1-7 4-49 133-98 266-147 399-2 6-2 8-2 9 0 4 4 8 8 8 6 0 8-4 10-11 48-131 96-261 144-392z">
              <text:p/>
            </draw:path>
            <draw:path draw:style-name="gr12" draw:text-style-name="P9" draw:layer="layout" svg:width="0.097cm" svg:height="0.419cm" draw:transform="rotate (0.4307472593922) translate (3.55539115328494cm 5.29696221141789cm)" svg:viewBox="0 0 98 420" svg:d="M98 415c0-1 0-1-7-8-53-54-66-133-66-196 0-75 16-148 67-199 6-6 6-6 6-7 0-4-2-5-4-5-4 0-42 29-68 83-20 45-26 92-26 128 0 32 5 82 29 130 25 52 61 79 65 79 2 0 4-1 4-5z">
              <text:p/>
            </draw:path>
            <draw:path draw:style-name="gr12" draw:text-style-name="P9" draw:layer="layout" svg:width="0.246cm" svg:height="0.285cm" draw:transform="rotate (0.4307472593922) translate (3.69273588266357cm 5.26546015277978cm)" svg:viewBox="0 0 247 286" svg:d="M80 153c24 0 48 0 71 0 51 0 96-33 96-75 0-41-41-78-98-78-50 0-99 0-149 0 0 4 0 9 0 13 3 0 6 0 10 0 32 0 33 4 33 19 0 74 0 148 0 222 0 14-1 19-33 19-4 0-7 0-10 0 0 4 0 9 0 13 14-1 46-1 61-1 16 0 48 0 63 1 0-4 0-9 0-13-4 0-7 0-10 0-32 0-34-5-34-19 0-34 0-67 0-101zM79 142c0-37 0-75 0-112 0-14 1-17 21-17 12 0 24 0 37 0 67 0 67 44 67 65 0 19 0 64-67 64-19 0-39 0-58 0z">
              <text:p/>
            </draw:path>
            <draw:path draw:style-name="gr12" draw:text-style-name="P9" draw:layer="layout" svg:width="0.186cm" svg:height="0.304cm" draw:transform="rotate (0.4307472593922) translate (3.95688037169318cm 5.13354182615892cm)" svg:viewBox="0 0 187 305" svg:d="M124 133c-18-5-36-9-54-13-27-6-44-29-44-53 0-30 23-55 57-55 71 0 79 68 81 87 2 3 2 5 6 5 5 0 5-1 5-9 0-29 0-57 0-85 0-8 0-10-5-10-2 0-3 0-6 6-4 8-9 16-14 24-13-13-30-30-68-30-47 0-82 37-82 81 0 35 23 66 55 77 5 2 27 7 55 14 12 3 24 6 36 22 10 11 14 24 14 38 0 30-21 60-57 60-12 0-44-2-66-23-25-22-26-49-26-64-1-4-4-4-5-4-6 0-6 2-6 10 0 28 0 55 0 83 0 8 0 11 5 11 2 0 3-1 6-6 5-8 1-1 15-24 14 15 40 30 77 30 51 0 84-41 84-87 0-42-29-77-63-85z">
              <text:p/>
            </draw:path>
            <draw:path draw:style-name="gr12" draw:text-style-name="P9" draw:layer="layout" svg:width="0.256cm" svg:height="0.304cm" draw:transform="rotate (0.4307472593922) translate (4.16943224544601cm 5.03586876343015cm)" svg:viewBox="0 0 257 305" svg:d="M0 152c0 87 68 153 146 153 70 0 111-58 111-108 0-3 0-6-5-6s-5 3-6 6c-2 60-48 95-94 95-26 0-109-14-109-139s83-140 108-140c47 0 84 38 93 100 1 5 1 7 6 7 7 0 7-2 7-11 0-33 0-66 0-99 0-8 0-10-5-10-1 0-4 0-6 5-7 10-14 21-22 31-15-14-37-36-78-36-78 0-146 67-146 152z">
              <text:p/>
            </draw:path>
            <draw:path draw:style-name="gr12" draw:text-style-name="P9" draw:layer="layout" svg:width="0.28cm" svg:height="0.278cm" draw:transform="rotate (0.4307472593922) translate (4.55280401258162cm 4.91633662020159cm)" svg:viewBox="0 0 281 279" svg:d="M149 148c39 0 78 0 117 0 6 0 15 1 15-8s-9-10-15-10c-39 0-78 0-117 0 0-39 0-78 0-117 0-6 0-13-9-13-8 0-8 7-8 13 0 39 0 78 0 117-39 0-78 0-118 0-6 0-14 1-14 10s8 8 14 8c40 0 79 0 118 0 0 40 0 79 0 118 0 6 0 13 8 13 9 0 9-7 9-13 0-39 0-78 0-118z">
              <text:p/>
            </draw:path>
            <draw:path draw:style-name="gr12" draw:text-style-name="P9" draw:layer="layout" svg:width="0.138cm" svg:height="0.278cm" draw:transform="rotate (0.4307472593922) translate (4.93398520456111cm 4.70297695244627cm)" svg:viewBox="0 0 139 279" svg:d="M86 11c0-11 0-11-9-11-27 26-64 26-77 26 0 5 0 9 0 13 8 0 34 0 55-10 0 72 0 144 0 216 0 16-1 21-39 21-5 0-9 0-14 0 0 4 0 8 0 13 15-1 52-1 69-1s53 0 68 1c0-5 0-9 0-13-4 0-9 0-13 0-38 0-40-5-40-21 0-78 0-156 0-234z">
              <text:p/>
            </draw:path>
            <draw:path draw:style-name="gr12" draw:text-style-name="P9" draw:layer="layout" svg:width="0.097cm" svg:height="0.419cm" draw:transform="rotate (0.4307472593922) translate (5.09775475000413cm 4.58820639725787cm)" svg:viewBox="0 0 98 420" svg:d="M98 211c0-34-4-84-27-132-25-51-63-79-66-79s-5 2-5 5c0 1 0 1 8 9 41 41 65 108 65 197 0 70-15 144-67 197-6 6-6 6-6 7 0 3 2 5 5 5s42-29 67-82c22-46 26-93 26-127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LM Roman 12" svg:font-family="'LM Roman 12'" style:font-pitch="variable"/>
    <style:font-face style:name="DejaVu Sans Mono" svg:font-family="'DejaVu Sans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14T18:43:10.059788328</meta:creation-date>
    <dc:date>2021-05-15T17:46:28.314314298</dc:date>
    <meta:editing-duration>PT14M40S</meta:editing-duration>
    <meta:editing-cycles>7</meta:editing-cycles>
    <meta:generator>LibreOffice/6.4.7.2$Linux_X86_64 LibreOffice_project/40$Build-2</meta:generator>
    <meta:document-statistic meta:object-count="57"/>
  </office:meta>
</office:document-meta>
</file>